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Wrapper.ReflectWrapper( ClassLoader loader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flectWrapper.invoke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Wrappe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Wrapper.invoke( String methodName , Class argType1 , Object arg1 , Class argType2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Wrapper.ReflectWrapper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Wrapper.invoke( String methodName , Class argType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